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4.35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line-height="120%" fo:text-align="start"/>
    </style:style>
    <style:style style:name="P2" style:family="paragraph">
      <style:paragraph-properties fo:line-height="120%" fo:text-align="start" style:writing-mode="lr-tb"/>
      <style:text-properties fo:font-size="54pt" style:font-size-asian="54pt" style:font-size-complex="54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Could you use your personal USB drive to backup a spreadsheet with client data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You are working on a spreadsheet with customer data. You need to go to the bathroom. </text:span><text:span text:style-name="T1"><text:line-break/></text:span><text:span text:style-name="T1">How to avoid a data breach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Your company laptop gets stolen. There was a spreadsheet with customer names on it. </text:span><text:span text:style-name="T1"><text:line-break/></text:span><text:span text:style-name="T1">What do you need to do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15.301cm" svg:x="1.4cm" svg:y="0.157cm" presentation:class="title" presentation:user-transformed="true">
          <draw:text-box>
            <text:p text:style-name="P1"><text:span text:style-name="T1">A colleague asks the name of a customer they know is undergoing cancer treatment. You have access to the information. What do you tell them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Should you be able to browse customer data from another departmen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An employee with access to the customer database leaves. </text:span><text:span text:style-name="T1"><text:line-break/></text:span><text:span text:style-name="T1">What do you need to do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What problems could result from unencrypted communication </text:span><text:span text:style-name="T1"><text:line-break/></text:span><text:span text:style-name="T1">in the company Wifi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A colleague asks you to connect them to a former employee. How can you help them in a GDPR-safe way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A former colleague asks to be deleted. Do you have to delete them from the database backups as wel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A former colleague claims they did not consent to having their picture on the company homepage. </text:span><text:span text:style-name="T1"><text:line-break/></text:span><text:span text:style-name="T1">What should you do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What data protection challenges do you see at company homepag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Where is personal data kept in your organization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" draw:layer="layout" svg:width="25.199cm" svg:height="14.358cm" svg:x="1.4cm" svg:y="0.628cm" presentation:class="title" presentation:user-transformed="true">
          <draw:text-box>
            <text:p text:style-name="P1"><text:span text:style-name="T1">What easy steps could be taken to improve</text:span><text:span text:style-name="T1"><text:line-break/></text:span><text:span text:style-name="T1">data protection in your organization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0:08:42.713278827</meta:creation-date>
    <dc:date>2023-03-11T09:38:40.228351508</dc:date>
    <meta:editing-duration>PT4M11S</meta:editing-duration>
    <meta:editing-cycles>4</meta:editing-cycles>
    <meta:generator>LibreOffice/6.4.7.2$Linux_X86_64 LibreOffice_project/40$Build-2</meta:generator>
    <meta:document-statistic meta:object-count="60"/>
  </office:meta>
</office:document-meta>
</file>